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800000076B265EB7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95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72pt" style:font-size-asian="72pt" style:font-size-complex="72pt"/>
    </style:style>
    <style:style style:name="T1" style:family="text">
      <style:text-properties fo:color="#ff0000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087cm" svg:height="6.54cm" svg:x="5.2cm" svg:y="8.76cm">
          <draw:image xlink:href="Pictures/10000000000000C800000076B265EB75.png" xlink:type="simple" xlink:show="embed" xlink:actuate="onLoad">
            <text:p/>
          </draw:image>
        </draw:frame>
        <draw:frame draw:style-name="gr2" draw:text-style-name="P2" draw:layer="layout" svg:width="23.1cm" svg:height="4.2cm" draw:transform="skewX (7.67726718842375E-017) rotate (0.698131700797732) translate (2.652cm 19.316cm)">
          <draw:text-box>
            <text:p text:style-name="P2"><text:span text:style-name="T1">CONFIDENTI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hir bhatnagr</meta:initial-creator>
    <meta:creation-date>2014-01-19T23:42:37</meta:creation-date>
    <dc:date>2014-01-20T00:30:24</dc:date>
    <dc:creator>sahir bhatnagr</dc:creator>
    <meta:editing-duration>PT32M37S</meta:editing-duration>
    <meta:editing-cycles>1</meta:editing-cycles>
    <meta:document-statistic meta:object-count="2"/>
    <meta:generator>LibreOffice/4.0.2.2$Linux_X86_64 LibreOffice_project/400m0$Build-2</meta:generator>
  </office:meta>
</office:document-meta>
</file>